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B Nazanin" svg:font-family="'B Nazani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ing_20_2">
      <style:paragraph-properties fo:line-height="200%"/>
      <style:text-properties fo:font-size="14pt" fo:font-weight="normal" officeooo:rsid="001b6d7c" officeooo:paragraph-rsid="001b6d7c" style:font-size-asian="12.25pt" style:font-weight-asian="normal" style:font-size-complex="14pt" style:font-weight-complex="normal"/>
    </style:style>
    <style:style style:name="P4" style:family="paragraph" style:parent-style-name="Standard">
      <style:paragraph-properties fo:line-height="200%"/>
    </style:style>
    <style:style style:name="P5" style:family="paragraph" style:parent-style-name="Standard">
      <style:paragraph-properties fo:line-height="200%"/>
      <style:text-properties fo:font-size="14pt" fo:font-weight="normal" officeooo:rsid="001b6d7c" officeooo:paragraph-rsid="001b6d7c" style:font-size-asian="12.25pt" style:font-weight-asian="normal" style:font-size-complex="14pt" style:font-weight-complex="normal"/>
    </style:style>
    <style:style style:name="T1" style:family="text">
      <style:text-properties officeooo:rsid="001d23d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پاسخ مربوط به سؤال execvp: دستورات زیرمجموعه exec فضای حافظه مربوط به پراسسی که در آن فراخوانده شده‌اند را به فضای حافظه برنامه‌ای که به عنوان ورودی به آن‌ها داده شده است تغییر می‌دهند. یعنی پراسس را تغییر می‌دهند. برای اینکه بخواهیم shell در حال اجرا تغییر نکند و در حال اجرا باشد با استفاده از fork یک پراسس جدید ایجاد می‌کنیم تا این دستور پراسس جدید را تغییر دهد.</text:h>
      <text:p text:style-name="P5"/>
      <text:p text:style-name="P5">پاسخ مربوط به سؤال cd و exit: <text:span text:style-name="T1">این دستورات نیز وضعیت پراسس فعلی را تغییر می‌دهند. دستور exit پراسس فعلی را به پایان می‌رساند. </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B Nazanin" svg:font-family="'B Nazani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15%" fo:text-align="justify" style:justify-single-word="false" fo:orphans="2" fo:widows="2" style:writing-mode="rl-tb"/>
      <style:text-properties style:font-name="Times New Roman" fo:font-family="'Times New Roman'" style:font-family-generic="roman" style:font-pitch="variable" fo:font-size="13pt" style:font-size-asian="13pt" style:font-name-complex="B Nazanin" style:font-family-complex="'B Nazani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keep-together="always" fo:keep-with-next="always"/>
      <style:text-properties fo:font-size="19pt" style:font-name-asian="F" style:font-family-generic-asian="system" style:font-pitch-asian="variable" style:font-size-asian="19pt" style:font-size-complex="20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in" style:contextual-spacing="false" fo:keep-together="always" fo:keep-with-next="always"/>
      <style:text-properties fo:font-size="17pt" fo:font-weight="bold" style:font-name-asian="F" style:font-family-generic-asian="system" style:font-pitch-asian="variable" style:font-size-asian="17pt" style:font-weight-asian="bold"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in" fo:margin-bottom="0in" style:contextual-spacing="false" fo:keep-together="always" fo:keep-with-next="always"/>
      <style:text-properties fo:font-size="15pt" fo:font-weight="bold" style:font-name-asian="F" style:font-family-generic-asian="system" style:font-pitch-asian="variable" style:font-size-asian="15pt" style:font-weight-asian="bold" style:font-size-complex="16pt"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in" fo:margin-bottom="0in" style:contextual-spacing="false" fo:keep-together="always" fo:keep-with-next="always"/>
      <style:text-properties fo:font-weight="bold" style:font-name-asian="F" style:font-family-generic-asian="system" style:font-pitch-asian="variable" style:font-weight-asian="bold"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in" fo:margin-bottom="0in" style:contextual-spacing="false" fo:keep-together="always" fo:keep-with-next="always"/>
      <style:text-properties fo:font-size="12pt" fo:font-weight="bold" style:font-name-asian="F" style:font-family-generic-asian="system" style:font-pitch-asian="variable" style:font-size-asian="12pt" style:font-weight-asian="bold" style:font-size-complex="13pt" style:font-weight-complex="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in" fo:margin-bottom="0in" style:contextual-spacing="false" fo:keep-together="always" fo:keep-with-next="always"/>
      <style:text-properties fo:font-size="12pt" fo:font-weight="bold" style:font-name-asian="F" style:font-family-generic-asian="system" style:font-pitch-asian="variable" style:font-size-asian="12pt" style:font-weight-asian="bold" style:font-size-complex="13pt" style:font-weight-complex="bold"/>
    </style:style>
    <style:style style:name="Table_20_Title" style:display-name="Table Title" style:family="paragraph" style:parent-style-name="Standard">
      <style:paragraph-properties fo:margin-top="0in" fo:margin-bottom="0in" style:contextual-spacing="false"/>
      <style:text-properties fo:font-size="12pt" fo:font-weight="bold" style:font-size-asian="12pt" style:font-weight-asian="bold" style:font-size-complex="13pt" style:font-weight-complex="bold"/>
    </style:style>
    <style:style style:name="Pic_20_Title" style:display-name="Pic Title" style:family="paragraph" style:parent-style-name="Standard">
      <style:paragraph-properties fo:margin-top="0in" fo:margin-bottom="0in" style:contextual-spacing="false" fo:text-align="center" style:justify-single-word="false"/>
      <style:text-properties fo:font-size="12pt" fo:font-weight="bold" style:font-size-asian="12pt" style:font-weight-asian="bold" style:font-size-complex="13pt" style:font-weight-complex="bold"/>
    </style:style>
    <style:style style:name="In_20_Table" style:display-name="In Table" style:family="paragraph" style:parent-style-name="Standard">
      <style:paragraph-properties fo:margin-top="0in" fo:margin-bottom="0in" style:contextual-spacing="false" fo:text-align="center" style:justify-single-word="false"/>
      <style:text-properties fo:font-size="12pt" style:font-size-asian="12pt" style:font-size-complex="13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19pt" style:font-name-asian="F" style:font-family-generic-asian="system" style:font-pitch-asian="variable" style:font-size-asian="19pt" style:font-name-complex="B Nazanin" style:font-family-complex="'B Nazanin'" style:font-family-generic-complex="system" style:font-pitch-complex="variable" style:font-size-complex="20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7pt" fo:font-weight="bold" style:font-name-asian="F" style:font-family-generic-asian="system" style:font-pitch-asian="variable" style:font-size-asian="17pt" style:font-weight-asian="bold" style:font-name-complex="B Nazanin" style:font-family-complex="'B Nazanin'" style:font-family-generic-complex="system" style:font-pitch-complex="variable" style:font-size-complex="18pt"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5pt" fo:font-weight="bold" style:font-name-asian="F" style:font-family-generic-asian="system" style:font-pitch-asian="variable" style:font-size-asian="15pt" style:font-weight-asian="bold" style:font-name-complex="B Nazanin" style:font-family-complex="'B Nazanin'" style:font-family-generic-complex="system" style:font-pitch-complex="variable" style:font-size-complex="16pt" style:font-weight-complex="bold"/>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B Nazanin" style:font-family-complex="'B Nazanin'" style:font-family-generic-complex="system" style:font-pitch-complex="variable" style:font-size-complex="14pt" style:font-weight-complex="bold"/>
    </style:style>
    <style:style style:name="Heading_20_5_20_Char" style:display-name="Heading 5 Char" style:family="text" style:parent-style-name="Default_20_Paragraph_20_Font" loext:linked-style-name="Heading_20_5">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B Nazanin" style:font-family-complex="'B Nazanin'" style:font-family-generic-complex="system" style:font-pitch-complex="variable" style:font-size-complex="13pt" style:font-weight-complex="bold"/>
    </style:style>
    <style:style style:name="Heading_20_6_20_Char" style:display-name="Heading 6 Char" style:family="text" style:parent-style-name="Default_20_Paragraph_20_Font" loext:linked-style-name="Heading_20_6">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B Nazanin" style:font-family-complex="'B Nazanin'"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3pt" style:font-size-asian="13pt" style:font-name-complex="B Nazanin" style:font-family-complex="'B Nazanin'" style:font-family-generic-complex="system" style:font-pitch-complex="variable" style:font-size-complex="14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3pt" style:font-size-asian="13pt" style:font-name-complex="B Nazanin" style:font-family-complex="'B Nazanin'" style:font-family-generic-complex="system" style:font-pitch-complex="variable" style:font-size-complex="14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3335in" fo:margin-bottom="0.3335in" fo:margin-left="0.3335in" fo:margin-right="0.3335in" fo:border-top="4.51pt double #000000" fo:border-bottom="4.51pt double #000000" fo:border-left="4.51pt double #000000" fo:border-right="4.51pt double #000000" style:border-line-width-top="0.0417in 0.0102in 0.0102in" style:border-line-width-bottom="0.0102in 0.0102in 0.0417in" style:border-line-width-left="0.0417in 0.0102in 0.0102in" style:border-line-width-right="0.0102in 0.0102in 0.0417in" fo:padding="0.391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335in" fo:margin-bottom="0.3335in" fo:margin-left="0.3335in" fo:margin-right="0.3335in" fo:border-top="3pt double #000000" fo:border-bottom="3pt double #000000" fo:border-left="3pt double #000000" fo:border-right="3pt double #000000" style:border-line-width-top="0.0209in 0.0102in 0.0102in" style:border-line-width-bottom="0.0102in 0.0102in 0.0209in" style:border-line-width-left="0.0209in 0.0102in 0.0102in" style:border-line-width-right="0.0102in 0.0102in 0.0209in" fo:padding-top="0.6252in" fo:padding-bottom="0.1252in" fo:padding-left="0.6252in" fo:padding-right="0.6252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First_20_Page" style:display-name="First Page" style:page-layout-name="Mpm2" draw:style-name="Mdp1" style:next-style-name="Standard"/>
    <style:master-page style:name="Converted1" style:page-layout-name="Mpm3" draw:style-name="Mdp1">
      <style:footer>
        <text:p text:style-name="MP1"><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ammad Shokoohi</meta:initial-creator>
    <meta:editing-cycles>18</meta:editing-cycles>
    <meta:print-date>2023-06-09T20:43:00</meta:print-date>
    <meta:creation-date>2021-10-12T18:45:00</meta:creation-date>
    <dc:date>2024-01-30T18:02:08.017319910</dc:date>
    <meta:editing-duration>PT5H51M28S</meta:editing-duration>
    <meta:generator>LibreOffice/7.3.7.2$Linux_X86_64 LibreOffice_project/30$Build-2</meta:generator>
    <meta:document-statistic meta:table-count="0" meta:image-count="0" meta:object-count="0" meta:page-count="1" meta:paragraph-count="3" meta:word-count="95" meta:character-count="484" meta:non-whitespace-character-count="391"/>
    <meta:user-defined meta:name="AppVersion">15.0000</meta:user-defined>
    <meta:template xlink:type="simple" xlink:actuate="onRequest" xlink:title="Normal" xlink:href=""/>
  </office:meta>
</office:document-meta>
</file>